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0pt" fo:font-weight="bold" officeooo:rsid="001140be" officeooo:paragraph-rsid="001140be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10pt" fo:font-weight="bold" officeooo:rsid="001140be" officeooo:paragraph-rsid="0056754b" style:font-size-asian="10pt" style:font-weight-asian="bold" style:font-size-complex="10pt" style:font-weight-complex="bold"/>
    </style:style>
    <style:style style:name="P3" style:family="paragraph" style:parent-style-name="Standard">
      <style:text-properties fo:font-size="10pt" fo:font-weight="bold" officeooo:rsid="001538d3" officeooo:paragraph-rsid="001538d3" style:font-size-asian="10pt" style:font-weight-asian="bold" style:font-size-complex="10pt" style:font-weight-complex="bold"/>
    </style:style>
    <style:style style:name="P4" style:family="paragraph" style:parent-style-name="Standard">
      <style:text-properties fo:font-size="10pt" fo:font-weight="bold" officeooo:rsid="0023520d" officeooo:paragraph-rsid="0023520d" style:font-size-asian="10pt" style:font-weight-asian="bold" style:font-size-complex="10pt" style:font-weight-complex="bold"/>
    </style:style>
    <style:style style:name="P5" style:family="paragraph" style:parent-style-name="Standard">
      <style:text-properties fo:font-size="10pt" fo:font-weight="bold" officeooo:rsid="0056754b" officeooo:paragraph-rsid="0056754b" style:font-size-asian="10pt" style:font-weight-asian="bold" style:font-size-complex="10pt" style:font-weight-complex="bold"/>
    </style:style>
    <style:style style:name="P6" style:family="paragraph" style:parent-style-name="Standard">
      <style:text-properties fo:font-size="10pt" officeooo:rsid="001140be" officeooo:paragraph-rsid="001140be" style:font-size-asian="10pt" style:font-size-complex="10pt"/>
    </style:style>
    <style:style style:name="P7" style:family="paragraph" style:parent-style-name="Standard" style:list-style-name="L1">
      <style:text-properties fo:font-size="10pt" officeooo:rsid="001140be" officeooo:paragraph-rsid="001140be" style:font-size-asian="10pt" style:font-size-complex="10pt"/>
    </style:style>
    <style:style style:name="P8" style:family="paragraph" style:parent-style-name="Standard" style:list-style-name="L3">
      <style:text-properties fo:font-size="10pt" officeooo:rsid="001140be" officeooo:paragraph-rsid="001140be" style:font-size-asian="10pt" style:font-size-complex="10pt"/>
    </style:style>
    <style:style style:name="P9" style:family="paragraph" style:parent-style-name="Standard" style:list-style-name="L3">
      <style:text-properties fo:font-size="10pt" officeooo:rsid="001140be" officeooo:paragraph-rsid="001c8ed2" style:font-size-asian="10pt" style:font-size-complex="10pt"/>
    </style:style>
    <style:style style:name="P10" style:family="paragraph" style:parent-style-name="Standard" style:list-style-name="L12">
      <style:text-properties fo:font-size="10pt" officeooo:rsid="001140be" officeooo:paragraph-rsid="001900bc" style:font-size-asian="10pt" style:font-size-complex="10pt"/>
    </style:style>
    <style:style style:name="P11" style:family="paragraph" style:parent-style-name="Standard" style:list-style-name="L12">
      <style:text-properties fo:font-size="10pt" officeooo:rsid="001140be" officeooo:paragraph-rsid="001140be" style:font-size-asian="10pt" style:font-size-complex="10pt"/>
    </style:style>
    <style:style style:name="P12" style:family="paragraph" style:parent-style-name="Standard">
      <style:text-properties fo:font-size="10pt" officeooo:rsid="001140be" officeooo:paragraph-rsid="002fe418" style:font-size-asian="10pt" style:font-size-complex="10pt"/>
    </style:style>
    <style:style style:name="P13" style:family="paragraph" style:parent-style-name="Standard">
      <style:text-properties fo:font-size="10pt" officeooo:rsid="001140be" officeooo:paragraph-rsid="004857bb" style:font-size-asian="10pt" style:font-size-complex="10pt"/>
    </style:style>
    <style:style style:name="P14" style:family="paragraph" style:parent-style-name="Standard" style:list-style-name="L7">
      <style:text-properties fo:font-size="10pt" officeooo:paragraph-rsid="001140be" style:font-size-asian="10pt" style:font-size-complex="10pt"/>
    </style:style>
    <style:style style:name="P15" style:family="paragraph" style:parent-style-name="Standard" style:list-style-name="L7">
      <style:text-properties fo:font-size="10pt" officeooo:rsid="001c8ed2" officeooo:paragraph-rsid="001c8ed2" style:font-size-asian="10pt" style:font-size-complex="10pt"/>
    </style:style>
    <style:style style:name="P16" style:family="paragraph" style:parent-style-name="Standard" style:list-style-name="L7">
      <style:text-properties fo:font-size="10pt" officeooo:rsid="001d0fcc" officeooo:paragraph-rsid="001e374a" style:font-size-asian="10pt" style:font-size-complex="10pt"/>
    </style:style>
    <style:style style:name="P17" style:family="paragraph" style:parent-style-name="Standard">
      <style:text-properties fo:font-size="10pt" officeooo:rsid="001d0fcc" officeooo:paragraph-rsid="001e374a" style:font-size-asian="10pt" style:font-size-complex="10pt"/>
    </style:style>
    <style:style style:name="P18" style:family="paragraph" style:parent-style-name="Standard" style:list-style-name="L13">
      <style:text-properties fo:font-size="10pt" officeooo:paragraph-rsid="001140be" style:font-size-asian="10pt" style:font-size-complex="10pt"/>
    </style:style>
    <style:style style:name="P19" style:family="paragraph" style:parent-style-name="Standard">
      <style:text-properties fo:font-size="10pt" officeooo:rsid="002fe418" officeooo:paragraph-rsid="004857bb" style:font-size-asian="10pt" style:font-size-complex="10pt"/>
    </style:style>
    <style:style style:name="P20" style:family="paragraph" style:parent-style-name="Standard">
      <style:text-properties fo:font-size="10pt" officeooo:rsid="0026ca85" officeooo:paragraph-rsid="0026ca85" style:font-size-asian="10pt" style:font-size-complex="10pt"/>
    </style:style>
    <style:style style:name="P21" style:family="paragraph" style:parent-style-name="Standard" style:list-style-name="L12">
      <style:text-properties fo:font-size="10pt" fo:font-style="normal" officeooo:rsid="0012836b" officeooo:paragraph-rsid="0012836b" style:font-size-asian="10pt" style:font-style-asian="normal" style:font-size-complex="10pt" style:font-style-complex="normal"/>
    </style:style>
    <style:style style:name="P22" style:family="paragraph" style:parent-style-name="Standard" style:list-style-name="L12">
      <style:text-properties fo:font-size="10pt" fo:font-style="normal" officeooo:rsid="0023520d" officeooo:paragraph-rsid="0023520d" style:font-size-asian="10pt" style:font-style-asian="normal" style:font-size-complex="10pt" style:font-style-complex="normal"/>
    </style:style>
    <style:style style:name="P23" style:family="paragraph" style:parent-style-name="Standard" style:list-style-name="L15">
      <style:text-properties fo:font-size="10pt" fo:font-style="normal" fo:font-weight="normal" officeooo:rsid="0026ca85" officeooo:paragraph-rsid="002f3939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Standard" style:list-style-name="L15">
      <style:text-properties fo:font-size="10pt" fo:font-style="normal" fo:font-weight="normal" officeooo:rsid="0028248d" officeooo:paragraph-rsid="002f3939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 style:list-style-name="L15">
      <style:text-properties fo:font-size="10pt" fo:font-style="normal" fo:font-weight="normal" officeooo:rsid="002a6c4d" officeooo:paragraph-rsid="002f3939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 style:list-style-name="L15">
      <style:text-properties fo:font-size="10pt" fo:font-style="normal" fo:font-weight="normal" officeooo:rsid="002cb1a7" officeooo:paragraph-rsid="002cb1a7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 style:list-style-name="L15">
      <style:text-properties fo:font-size="10pt" fo:font-style="normal" fo:font-weight="normal" officeooo:rsid="002cb1a7" officeooo:paragraph-rsid="002fadc6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Standard" style:list-style-name="L15">
      <style:text-properties fo:font-size="10pt" fo:font-style="normal" fo:font-weight="normal" officeooo:rsid="002d6e7d" officeooo:paragraph-rsid="002d6e7d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fo:font-size="10pt" fo:font-style="normal" fo:font-weight="normal" officeooo:rsid="002d6e7d" officeooo:paragraph-rsid="002d6e7d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 style:list-style-name="L17">
      <style:text-properties fo:font-size="10pt" fo:font-style="normal" fo:font-weight="normal" officeooo:rsid="002fe418" officeooo:paragraph-rsid="004857bb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Standard" style:list-style-name="L17">
      <style:text-properties fo:font-size="10pt" fo:font-style="normal" fo:font-weight="normal" officeooo:rsid="0030bede" officeooo:paragraph-rsid="004857bb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15">
      <style:text-properties fo:font-size="10pt" fo:font-style="normal" fo:font-weight="normal" officeooo:rsid="00336cc4" officeooo:paragraph-rsid="00336cc4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15">
      <style:text-properties fo:font-size="10pt" fo:font-style="normal" fo:font-weight="normal" officeooo:rsid="003db099" officeooo:paragraph-rsid="003e2f50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Standard" style:list-style-name="L15">
      <style:text-properties fo:font-size="10pt" fo:font-style="normal" fo:font-weight="normal" officeooo:rsid="00430a17" officeooo:paragraph-rsid="00430a17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Standard" style:list-style-name="L15">
      <style:text-properties fo:font-size="10pt" fo:font-style="normal" fo:font-weight="normal" officeooo:rsid="004b1b92" officeooo:paragraph-rsid="004b1b92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Standard" style:list-style-name="L14">
      <style:text-properties fo:font-size="10pt" fo:font-style="normal" fo:font-weight="normal" officeooo:rsid="00501f24" officeooo:paragraph-rsid="00501f24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Standard">
      <style:text-properties fo:font-size="10pt" fo:font-style="normal" fo:font-weight="bold" officeooo:rsid="002fe418" officeooo:paragraph-rsid="00454675" style:font-size-asian="10pt" style:font-style-asian="normal" style:font-weight-asian="bold" style:font-size-complex="10pt" style:font-style-complex="normal" style:font-weight-complex="bold"/>
    </style:style>
    <style:style style:name="P38" style:family="paragraph" style:parent-style-name="Standard">
      <style:text-properties fo:font-size="10pt" fo:font-style="normal" fo:font-weight="bold" officeooo:rsid="002fe418" officeooo:paragraph-rsid="004857bb" style:font-size-asian="10pt" style:font-style-asian="normal" style:font-weight-asian="bold" style:font-size-complex="10pt" style:font-style-complex="normal" style:font-weight-complex="bold"/>
    </style:style>
    <style:style style:name="P39" style:family="paragraph" style:parent-style-name="Standard" style:list-style-name="L14">
      <style:text-properties fo:font-size="10pt" fo:font-weight="normal" officeooo:rsid="0023520d" officeooo:paragraph-rsid="0023520d" style:font-size-asian="10pt" style:font-weight-asian="normal" style:font-size-complex="10pt" style:font-weight-complex="normal"/>
    </style:style>
    <style:style style:name="P40" style:family="paragraph" style:parent-style-name="Standard" style:list-style-name="L14">
      <style:text-properties fo:font-size="10pt" fo:font-weight="normal" officeooo:rsid="0023520d" officeooo:paragraph-rsid="0048537c" style:font-size-asian="10pt" style:font-weight-asian="normal" style:font-size-complex="10pt" style:font-weight-complex="normal"/>
    </style:style>
    <style:style style:name="P41" style:family="paragraph" style:parent-style-name="Standard" style:list-style-name="L14">
      <style:text-properties fo:font-size="10pt" fo:font-weight="normal" officeooo:rsid="0024d864" officeooo:paragraph-rsid="0024d864" style:font-size-asian="10pt" style:font-weight-asian="normal" style:font-size-complex="10pt" style:font-weight-complex="normal"/>
    </style:style>
    <style:style style:name="P42" style:family="paragraph" style:parent-style-name="Standard" style:list-style-name="L15">
      <style:text-properties fo:font-size="10pt" fo:font-weight="normal" officeooo:rsid="0026ca85" officeooo:paragraph-rsid="0026ca85" style:font-size-asian="10pt" style:font-weight-asian="normal" style:font-size-complex="10pt" style:font-weight-complex="normal"/>
    </style:style>
    <style:style style:name="P43" style:family="paragraph" style:parent-style-name="Standard" style:list-style-name="L15">
      <style:text-properties fo:font-size="10pt" fo:font-weight="normal" officeooo:rsid="0026ca85" officeooo:paragraph-rsid="002f3939" style:font-size-asian="10pt" style:font-weight-asian="normal" style:font-size-complex="10pt" style:font-weight-complex="normal"/>
    </style:style>
    <style:style style:name="P44" style:family="paragraph" style:parent-style-name="Standard" style:list-style-name="L15">
      <style:text-properties fo:font-size="10pt" fo:font-weight="normal" officeooo:rsid="0040ea7d" officeooo:paragraph-rsid="0040ea7d" style:font-size-asian="10pt" style:font-weight-asian="normal" style:font-size-complex="10pt" style:font-weight-complex="normal"/>
    </style:style>
    <style:style style:name="P45" style:family="paragraph" style:parent-style-name="Standard">
      <style:text-properties fo:font-size="10pt" fo:font-weight="normal" officeooo:rsid="0056754b" officeooo:paragraph-rsid="0056754b" style:font-size-asian="10pt" style:font-weight-asian="normal" style:font-size-complex="10pt" style:font-weight-complex="normal"/>
    </style:style>
    <style:style style:name="P46" style:family="paragraph" style:parent-style-name="Standard" style:list-style-name="L16">
      <style:text-properties officeooo:paragraph-rsid="0026ca85"/>
    </style:style>
    <style:style style:name="P47" style:family="paragraph" style:parent-style-name="Standard">
      <style:paragraph-properties fo:text-align="center" style:justify-single-word="false"/>
      <style:text-properties fo:font-size="12pt" fo:font-weight="bold" officeooo:rsid="0056754b" officeooo:paragraph-rsid="0056754b" style:font-size-asian="12pt" style:font-weight-asian="bold" style:font-size-complex="12pt" style:font-weight-complex="bold"/>
    </style:style>
    <style:style style:name="P48" style:family="paragraph" style:parent-style-name="Standard" style:list-style-name="L3">
      <style:paragraph-properties fo:margin-left="0cm" fo:margin-right="0cm" fo:text-indent="0cm" style:auto-text-indent="false">
        <style:tab-stops>
          <style:tab-stop style:position="-0.289cm"/>
        </style:tab-stops>
      </style:paragraph-properties>
      <style:text-properties fo:font-size="10pt" officeooo:rsid="001140be" officeooo:paragraph-rsid="001c8ed2" style:font-size-asian="10pt" style:font-size-complex="10pt"/>
    </style:style>
    <style:style style:name="P49" style:family="paragraph" style:parent-style-name="Standard" style:list-style-name="L3" style:master-page-name="">
      <style:paragraph-properties fo:margin-left="0cm" fo:margin-right="0cm" fo:text-indent="0cm" style:auto-text-indent="false" style:page-number="auto">
        <style:tab-stops>
          <style:tab-stop style:position="-0.289cm"/>
        </style:tab-stops>
      </style:paragraph-properties>
      <style:text-properties fo:font-size="10pt" officeooo:rsid="001140be" officeooo:paragraph-rsid="001c8ed2" style:font-size-asian="10pt" style:font-size-complex="10pt"/>
    </style:style>
    <style:style style:name="T1" style:family="text">
      <style:text-properties officeooo:rsid="001140be"/>
    </style:style>
    <style:style style:name="T2" style:family="text">
      <style:text-properties style:text-position="super 58%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2e5e2d" style:font-style-asian="italic" style:font-style-complex="italic"/>
    </style:style>
    <style:style style:name="T5" style:family="text">
      <style:text-properties fo:font-style="italic" officeooo:rsid="00337712" style:font-style-asian="italic" style:font-style-complex="italic"/>
    </style:style>
    <style:style style:name="T6" style:family="text">
      <style:text-properties fo:font-style="italic" officeooo:rsid="0034dd88" style:font-style-asian="italic" style:font-style-complex="italic"/>
    </style:style>
    <style:style style:name="T7" style:family="text">
      <style:text-properties fo:font-style="italic" officeooo:rsid="003ba6c5" style:font-style-asian="italic" style:font-style-complex="italic"/>
    </style:style>
    <style:style style:name="T8" style:family="text">
      <style:text-properties fo:font-style="italic" officeooo:rsid="00473c82" style:font-style-asian="italic" style:font-style-complex="italic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900bc" style:font-style-asian="normal" style:font-style-complex="normal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text-position="0% 100%"/>
    </style:style>
    <style:style style:name="T13" style:family="text">
      <style:text-properties style:text-position="0% 100%" fo:font-style="italic" style:font-style-asian="italic" style:font-style-complex="italic"/>
    </style:style>
    <style:style style:name="T14" style:family="text">
      <style:text-properties style:text-position="0% 100%" officeooo:rsid="0013d61e"/>
    </style:style>
    <style:style style:name="T15" style:family="text">
      <style:text-properties style:text-position="0% 100%" officeooo:rsid="0014a405"/>
    </style:style>
    <style:style style:name="T16" style:family="text">
      <style:text-properties officeooo:rsid="0018c738"/>
    </style:style>
    <style:style style:name="T17" style:family="text">
      <style:text-properties officeooo:rsid="001af764"/>
    </style:style>
    <style:style style:name="T18" style:family="text">
      <style:text-properties officeooo:rsid="001e374a"/>
    </style:style>
    <style:style style:name="T19" style:family="text">
      <style:text-properties officeooo:rsid="001f5024"/>
    </style:style>
    <style:style style:name="T20" style:family="text">
      <style:text-properties officeooo:rsid="0023520d"/>
    </style:style>
    <style:style style:name="T21" style:family="text">
      <style:text-properties fo:font-size="10pt" fo:font-weight="normal" officeooo:rsid="0026ca85" style:font-size-asian="10pt" style:font-weight-asian="normal" style:font-size-complex="10pt" style:font-weight-complex="normal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officeooo:rsid="002360ed"/>
    </style:style>
    <style:style style:name="T24" style:family="text">
      <style:text-properties officeooo:rsid="0024d864"/>
    </style:style>
    <style:style style:name="T25" style:family="text">
      <style:text-properties officeooo:rsid="0026e308"/>
    </style:style>
    <style:style style:name="T26" style:family="text">
      <style:text-properties officeooo:rsid="00293be7"/>
    </style:style>
    <style:style style:name="T27" style:family="text">
      <style:text-properties officeooo:rsid="002d9aec"/>
    </style:style>
    <style:style style:name="T28" style:family="text">
      <style:text-properties officeooo:rsid="002e5e2d"/>
    </style:style>
    <style:style style:name="T29" style:family="text">
      <style:text-properties officeooo:rsid="002f3939"/>
    </style:style>
    <style:style style:name="T30" style:family="text">
      <style:text-properties officeooo:rsid="00337712"/>
    </style:style>
    <style:style style:name="T31" style:family="text">
      <style:text-properties officeooo:rsid="0036a971"/>
    </style:style>
    <style:style style:name="T32" style:family="text">
      <style:text-properties officeooo:rsid="003ba6c5"/>
    </style:style>
    <style:style style:name="T33" style:family="text">
      <style:text-properties officeooo:rsid="003ba72e"/>
    </style:style>
    <style:style style:name="T34" style:family="text">
      <style:text-properties officeooo:rsid="003e2f50"/>
    </style:style>
    <style:style style:name="T35" style:family="text">
      <style:text-properties officeooo:rsid="003f9936"/>
    </style:style>
    <style:style style:name="T36" style:family="text">
      <style:text-properties officeooo:rsid="00418b00"/>
    </style:style>
    <style:style style:name="T37" style:family="text">
      <style:text-properties officeooo:rsid="0043fd9d"/>
    </style:style>
    <style:style style:name="T38" style:family="text">
      <style:text-properties officeooo:rsid="00473c82"/>
    </style:style>
    <style:style style:name="T39" style:family="text">
      <style:text-properties style:text-underline-style="solid" style:text-underline-width="auto" style:text-underline-color="font-color"/>
    </style:style>
    <style:style style:name="T40" style:family="text">
      <style:text-properties officeooo:rsid="004a24fe"/>
    </style:style>
    <style:style style:name="T41" style:family="text">
      <style:text-properties officeooo:rsid="004a93c0"/>
    </style:style>
    <style:style style:name="T42" style:family="text">
      <style:text-properties officeooo:rsid="004e24d8"/>
    </style:style>
    <style:style style:name="T43" style:family="text">
      <style:text-properties officeooo:rsid="004e7d93"/>
    </style:style>
    <style:style style:name="T44" style:family="text">
      <style:text-properties officeooo:rsid="00541cbf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93be7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7">SCI5RH6Y </text:p>
      <text:p text:style-name="P47">Introduction to R programming for absolute beginners. </text:p>
      <text:p text:style-name="P5"/>
      <text:p text:style-name="P45">Exercises</text:p>
      <text:p text:style-name="P2"/>
      <text:p text:style-name="P1">Mathematical functions</text:p>
      <text:p text:style-name="P6"/>
      <text:p text:style-name="P6">R has many built-in standard functions (and many non-standard, too!)</text:p>
      <text:list xml:id="list4351844291522980138" text:style-name="L1">
        <text:list-item>
          <text:p text:style-name="P7">Try the commands sqrt(16), 16^0.5. Compute 4<text:span text:style-name="T2">3</text:span>.</text:p>
        </text:list-item>
        <text:list-item>
          <text:p text:style-name="P7">Try the commands log10(1000), log(1000), exp(log(1000)).</text:p>
        </text:list-item>
        <text:list-item>
          <text:p text:style-name="P7">Try the commands pi, round(pi), round(pi, digits=4), ceiling(pi) and floor(pi). <text:span text:style-name="T25">What is the difference between round, floor and ceiling?</text:span></text:p>
        </text:list-item>
        <text:list-item>
          <text:p text:style-name="P7">The sine and cosine functions are implemented in sin and cos. Calculate sin and cosine of pi and pi/2.</text:p>
        </text:list-item>
      </text:list>
      <text:p text:style-name="P6"/>
      <text:p text:style-name="P1">Vectors</text:p>
      <text:p text:style-name="P6"/>
      <text:list xml:id="list7408786886266181616" text:style-name="L7">
        <text:list-item>
          <text:p text:style-name="P14"><text:span text:style-name="T1">Try the commands:</text:span></text:p>
        </text:list-item>
      </text:list>
      <text:list xml:id="list7256031491070135982" text:style-name="L3">
        <text:list-item>
          <text:p text:style-name="P8">x &lt;- c(1, 3, 5, 6, 2, 4, 5, 8)</text:p>
        </text:list-item>
        <text:list-item>
          <text:p text:style-name="P8">x/2</text:p>
        </text:list-item>
        <text:list-item>
          <text:p text:style-name="P8">x^2</text:p>
        </text:list-item>
        <text:list-item>
          <text:p text:style-name="P8">sqrt(x)</text:p>
        </text:list-item>
        <text:list-item>
          <text:p text:style-name="P8">x[c(<text:span text:style-name="T19">2</text:span>, <text:span text:style-name="T19">6</text:span>)]</text:p>
        </text:list-item>
        <text:list-item>
          <text:p text:style-name="P8">x[-3]</text:p>
        </text:list-item>
        <text:list-item>
          <text:p text:style-name="P8">y &lt;- c(2, 5, 1, <text:span text:style-name="T17">2, 5, 7, 9, 3</text:span>)</text:p>
        </text:list-item>
        <text:list-item>
          <text:p text:style-name="P8">y</text:p>
        </text:list-item>
        <text:list-item>
          <text:p text:style-name="P8">x-y</text:p>
        </text:list-item>
        <text:list-item>
          <text:p text:style-name="P8">x*y</text:p>
        </text:list-item>
        <text:list-item>
          <text:p text:style-name="P8">x[y&gt;1.5]</text:p>
        </text:list-item>
        <text:list-item>
          <text:p text:style-name="P9">rep(x, each=4)</text:p>
          <text:p text:style-name="P49">Notice that operations are carried out element-wise!</text:p>
          <text:p text:style-name="P48"/>
        </text:list-item>
      </text:list>
      <text:list xml:id="list150816154871028" text:continue-list="list7408786886266181616" text:style-name="L7">
        <text:list-item>
          <text:p text:style-name="P15">Create the vector (4, 6, 3, 4, 6, 3, . . . , 4, 6, 3, 4) where there are 11 occurrences of 4, 10 occurrences of 6 and 10 occurrences of 3.</text:p>
        </text:list-item>
        <text:list-item>
          <text:p text:style-name="P16">Create the vector <text:s/>(4, 4, . . . , 4, 6, 6, . . . , 6, 3, 3, . . . , 3) where there are 10 occurrences of 4, 20 occurrences of 6 and 30 occurrences of 3.</text:p>
        </text:list-item>
        <text:list-item>
          <text:p text:style-name="P16"><text:span text:style-name="T18">Use the function paste to create the following character vector ("label 1", "label 2", ....., "label 30")</text:span></text:p>
        </text:list-item>
      </text:list>
      <text:p text:style-name="P17"/>
      <text:p text:style-name="P4">Matrices</text:p>
      <text:list xml:id="list6982563473979302967" text:style-name="L14">
        <text:list-item>
          <text:p text:style-name="P39">Construct a 1<text:span text:style-name="T24">0</text:span>0 x 10 matrix filled with random uniform numbers between 0 and 1 (?runif). <text:span text:style-name="T38">Store it in an object called </text:span><text:span text:style-name="T8">myMatrix</text:span></text:p>
        </text:list-item>
        <text:list-item>
          <text:p text:style-name="P36">Use a box-plot to show the distribution of the data per column.</text:p>
        </text:list-item>
        <text:list-item>
          <text:p text:style-name="P40">Calculate the row means of <text:span text:style-name="T8">myMatrix</text:span> (Hint: use ?rowMeans). Also calculate the standard deviation across <text:span text:style-name="T23">all </text:span>the row means.</text:p>
        </text:list-item>
        <text:list-item>
          <text:p text:style-name="P41">Now make the a matrix with 100 columns and 10 rows. Calculate the <text:span text:style-name="T39">column means</text:span> and plot a histogram of them.</text:p>
        </text:list-item>
      </text:list>
      <text:p text:style-name="P6"/>
      <text:p text:style-name="P3">Data frames</text:p>
      <text:list xml:id="list6682806900838633388" text:style-name="L13">
        <text:list-item>
          <text:p text:style-name="P18"><text:span text:style-name="T1">Assume that you registered the height and weight for ten people: Heights recorded in cm</text:span></text:p>
        </text:list-item>
      </text:list>
      <text:list xml:id="list687493563580176625" text:style-name="L12">
        <text:list-header>
          <text:p text:style-name="P10">were 165, 198, 170, 125, 142, 163, 187, 189, 158, 190; weights in kg were 77, 88, 85, 67, 78, 92, 115, 89, 135, 85. <text:span text:style-name="T16">Create a data frame to store the information from the </text:span>two vectors, <text:span text:style-name="T3">height</text:span> and <text:span text:style-name="T3">weight. </text:span></text:p>
        </text:list-header>
        <text:list-item>
          <text:p text:style-name="P10"><text:span text:style-name="T10">C</text:span><text:span text:style-name="T9">alculate the </text:span>bodymass index (BMI) is defined as weight in kg/m<text:span text:style-name="T2">2</text:span><text:span text:style-name="T12">. Store the result in a new variable called </text:span><text:span text:style-name="T13">bmi. </text:span></text:p>
        </text:list-item>
        <text:list-item>
          <text:p text:style-name="P21"><text:span text:style-name="T12">Plot the bmi </text:span><text:span text:style-name="T14">and save the output as jpeg.</text:span></text:p>
        </text:list-item>
        <text:list-item>
          <text:p text:style-name="P22"><text:span text:style-name="T14">P</text:span><text:span text:style-name="T12">lot height vs weight and save the output as a </text:span><text:span text:style-name="T15">high-resolution (&gt;= 300 dpi) </text:span><text:span text:style-name="T12">png.</text:span></text:p>
        </text:list-item>
        <text:list-item>
          <text:p text:style-name="P11">Create a new a vector with the natural logarithm of the BMI. </text:p>
        </text:list-item>
        <text:list-item>
          <text:p text:style-name="P11"><text:span text:style-name="T20">S</text:span>ubset <text:span text:style-name="T20">the data frame for </text:span>people with a BMI larger than 25.</text:p>
        </text:list-item>
      </text:list>
      <text:p text:style-name="P37"/>
      <text:p text:style-name="P20"><text:span text:style-name="T45">Reading, writing </text:span><text:span text:style-name="T46">and exploring </text:span><text:span text:style-name="T45">data</text:span></text:p>
      <text:list xml:id="list7436151499944470530" text:style-name="L15">
        <text:list-item>
          <text:p text:style-name="P42">Read the data stored in :</text:p>
        </text:list-item>
      </text:list>
      <text:list xml:id="list7075135758932587152" text:style-name="L16">
        <text:list-item>
          <text:list>
            <text:list-item>
              <text:p text:style-name="P46"><text:span text:style-name="T21">'</text:span><text:a xlink:type="simple" xlink:href="https://raw.githubusercontent.com/FelipeJColon/'Intro_R_Programming/master/mydata.csv"><text:span text:style-name="T21">https://raw.githubusercontent.com/FelipeJColon/'Intro_R_Programming/master/mydata.csv</text:span></text:a><text:span text:style-name="T21">'</text:span></text:p>
            </text:list-item>
          </text:list>
        </text:list-item>
      </text:list>
      <text:list xml:id="list150814642403179" text:continue-list="list7436151499944470530" text:style-name="L15">
        <text:list-item>
          <text:p text:style-name="P44"><text:soft-page-break/>Calculate summary statistics <text:span text:style-name="T36">(mean, median, range, sd, Q25 and Q75) </text:span>for <text:span text:style-name="T40">sulphate</text:span> and nitrate measurements</text:p>
        </text:list-item>
        <text:list-item>
          <text:p text:style-name="P42">Take a subset of the dataset where nitrates &gt; 5.5</text:p>
        </text:list-item>
        <text:list-item>
          <text:p text:style-name="P42">What is the mean value of <text:span text:style-name="T40">sulphates</text:span> for the subset?</text:p>
        </text:list-item>
        <text:list-item>
          <text:p text:style-name="P42">Create another subset <text:span text:style-name="T28">called </text:span><text:span text:style-name="T4">mySubset </text:span>where nitrates are &gt;5 OR <text:span text:style-name="T40">sulphates</text:span> &gt; 12. <text:span text:style-name="T27">We will work with this subset from now on.</text:span></text:p>
        </text:list-item>
        <text:list-item>
          <text:p text:style-name="P43">Are the dates in <text:span text:style-name="T4">mySubset</text:span> R-friendly? If not, convert them to an R-friendly format with <text:span text:style-name="T3">lubridate</text:span></text:p>
        </text:list-item>
        <text:list-item>
          <text:p text:style-name="P33">Create new variables <text:span text:style-name="T34">on </text:span><text:span text:style-name="T4">mySubset</text:span> for month, year and <text:span text:style-name="T35">day of the week</text:span>.</text:p>
        </text:list-item>
        <text:list-item>
          <text:p text:style-name="P23">Do a time series plot of Date vs <text:span text:style-name="T41">sulphate</text:span> <text:span text:style-name="T29">for <text:s/></text:span><text:span text:style-name="T4">mySubset</text:span></text:p>
        </text:list-item>
        <text:list-item>
          <text:p text:style-name="P23">Save <text:span text:style-name="T4">mySubset </text:span>to a csv file</text:p>
        </text:list-item>
        <text:list-item>
          <text:p text:style-name="P24">Compute summary statistics for <text:span text:style-name="T4">mySubset</text:span>. </text:p>
        </text:list-item>
        <text:list-item>
          <text:p text:style-name="P25">Calculate how many missing values are in <text:span text:style-name="T4">mySubset</text:span>. How many of these are on the “nitrate” variable?</text:p>
        </text:list-item>
        <text:list-item>
          <text:p text:style-name="P27">How many unique IDs are in <text:span text:style-name="T4">mySubset</text:span>?</text:p>
        </text:list-item>
        <text:list-item>
          <text:p text:style-name="P26">Create a table for the number of samples per ID</text:p>
        </text:list-item>
        <text:list-item>
          <text:p text:style-name="P28">Which ID has the highest concentration of nitrates?</text:p>
        </text:list-item>
        <text:list-item>
          <text:p text:style-name="P34">Plot the <text:span text:style-name="T40">sulphate</text:span> measurements and make sure all positive values are coloured blu<text:span text:style-name="T37">e and negative values green</text:span>.</text:p>
        </text:list-item>
        <text:list-item>
          <text:p text:style-name="P35">Create a plot of <text:span text:style-name="T43">nitrate</text:span> measurements with colour varying by ID.</text:p>
        </text:list-item>
        <text:list-item>
          <text:p text:style-name="P32">Make a new variable called <text:span text:style-name="T30">s</text:span><text:span text:style-name="T3">tatu</text:span><text:span text:style-name="T5">s</text:span>, based on the <text:span text:style-name="T6">nitrate</text:span> variable. For <text:span text:style-name="T31">values of nitrate &gt; 5, s</text:span><text:span text:style-name="T3">tatus</text:span> should be <text:span text:style-name="T7">high </text:span><text:span text:style-name="T33">(?ifelse). Otherwise, </text:span><text:span text:style-name="T7">status </text:span><text:span text:style-name="T32">should be </text:span><text:span text:style-name="T7">moderate. </text:span><text:span text:style-name="T32">Make sure this variable is a factor.</text:span></text:p>
        </text:list-item>
      </text:list>
      <text:p text:style-name="P29"/>
      <text:p text:style-name="P12"/>
      <text:p text:style-name="P19"><text:span text:style-name="T11">Managing the workspace</text:span></text:p>
      <text:p text:style-name="P38"/>
      <text:list xml:id="list3701902832331361954" text:style-name="L17">
        <text:list-item>
          <text:p text:style-name="P30">You should now have a cluttered workspace. Generate a vector that contains the names of all objects in the workspace</text:p>
        </text:list-item>
        <text:list-item>
          <text:p text:style-name="P31">Generate a vector that contains the names of all objects in the workspace, with the exception of <text:span text:style-name="T3">mySubset</text:span></text:p>
        </text:list-item>
      </text:list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3:46:21.732124361</meta:creation-date>
    <dc:date>2018-02-26T15:08:14.274390638</dc:date>
    <meta:editing-duration>PT1H6M38S</meta:editing-duration>
    <meta:editing-cycles>73</meta:editing-cycles>
    <meta:generator>LibreOffice/4.2.8.2$Linux_X86_64 LibreOffice_project/420m0$Build-2</meta:generator>
    <meta:document-statistic meta:table-count="0" meta:image-count="0" meta:object-count="0" meta:page-count="2" meta:paragraph-count="63" meta:word-count="723" meta:character-count="3879" meta:non-whitespace-character-count="3262"/>
  </office:meta>
</office:document-meta>
</file>